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variable “name”: {name}</text:p>
      <text:p text:style-name="P1"/>
      <text:p text:style-name="P1">Content of variable “text”: {text}</text:p>
      <text:p text:style-name="P1"/>
      <text:p text:style-name="P1"/>
      <text:p text:style-name="P1">Content of variable “test_image” (resized to max 3cm in width and height): {test_image; max-width('3cm'); max-height('3cm') }</text:p>
      <text:p text:style-name="P1"/>
      <text:p text:style-name="P1"/>
      <text:p text:style-name="P1"/>
      <text:p text:style-name="P1">Content of variable “test_date_1”: {test_date_1}</text:p>
      <text:p text:style-name="P1"/>
      <text:p text:style-name="P1">Content of variable “test_date_2”: {test_date_2}</text:p>
      <text:p text:style-name="P1"/>
      <text:p text:style-name="P1">Content of variable “test_date_3”: {test_date_3}</text:p>
      <text:p text:style-name="P1"/>
      <text:p text:style-name="P1"/>
      <text:p text:style-name="P1"/>
      <text:p text:style-name="P1">Content of variable “list” (lists need to be put in a Table Row or Frame)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Number</text:p>
          </table:table-cell>
        </table:table-row>
        <table:table-row>
          <table:table-cell table:style-name="Table1.A2" office:value-type="string">
            <text:p text:style-name="P2">{items.name}</text:p>
          </table:table-cell>
          <table:table-cell table:style-name="Table1.B2" office:value-type="string">
            <text:p text:style-name="P2">{items.number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CEST16:13:14</meta:creation-date>
    <dc:date>2011-06-17T16:21:14</dc:date>
    <meta:generator>OpenOffice.org/3.2$Unix OpenOffice.org_project/320m12$Build-9483</meta:generator>
    <dc:creator>Jonathan </dc:creator>
    <meta:editing-duration>PT00H02M35S</meta:editing-duration>
    <meta:editing-cycles>3</meta:editing-cycles>
    <meta:document-statistic meta:table-count="1" meta:image-count="0" meta:object-count="0" meta:page-count="1" meta:paragraph-count="11" meta:word-count="67" meta:character-count="447"/>
  </office:meta>
</office:document-meta>
</file>